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cm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="none" draw:fill="none" draw:textarea-horizontal-align="center" draw:textarea-vertical-align="bottom" draw:fit-to-size="false" draw:fit-to-contour="false" fo:padding-top="0cm" fo:padding-bottom="-0.5cm" fo:padding-left="0cm" fo:padding-right="0cm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03cm" draw:marker-start-width="0.245cm" draw:marker-end="Arrow" draw:marker-end-width="0.245cm" draw:textarea-horizontal-align="center" draw:textarea-vertical-align="middle" fo:padding-top="0.14cm" fo:padding-bottom="0.14cm" fo:padding-left="0.265cm" fo:padding-right="0.265cm"/>
    </style:style>
    <style:style style:name="gr4" style:family="graphic" style:parent-style-name="standard">
      <style:graphic-properties draw:stroke="dash" draw:stroke-dash="Ultrafine_20_Dashed" svg:stroke-width="0.05cm" draw:marker-start-width="0.275cm" draw:marker-end="Arrow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center"/>
      <style:text-properties fo:font-size="8pt" fo:font-style="italic" style:font-size-asian="8pt" style:font-style-asian="italic" style:font-size-complex="8pt" style:font-style-complex="italic"/>
    </style:style>
    <style:style style:name="P4" style:family="paragraph">
      <style:paragraph-properties fo:text-align="center"/>
      <style:text-properties fo:font-size="10pt" fo:font-style="italic" style:font-size-asian="10pt" style:font-style-asian="italic" style:font-size-complex="10pt" style:font-style-complex="italic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8pt" fo:font-style="italic" style:font-size-asian="8pt" style:font-style-asian="italic" style:font-size-complex="8pt" style:font-style-complex="italic"/>
    </style:style>
    <style:style style:name="T3" style:family="text">
      <style:text-properties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id="id1" draw:layer="layout" svg:width="3.25cm" svg:height="2cm" svg:x="1cm" svg:y="2.5cm">
          <text:p text:style-name="P1"><text:span text:style-name="T1">Geometrie-</text:span></text:p>
          <text:p text:style-name="P1"><text:span text:style-name="T1">verarbeitung,</text:span></text:p>
          <text:p text:style-name="P1"><text:span text:style-name="T1">Vertexverarbeitung/</text:span></text:p>
          <text:p text:style-name="P1"><text:span text:style-name="T1">-shad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id="id2" draw:layer="layout" svg:width="3.25cm" svg:height="2cm" svg:x="5.25cm" svg:y="2.5cm">
          <text:p text:style-name="P1"><text:span text:style-name="T1">Rasterung,</text:span></text:p>
          <text:p text:style-name="P1"><text:span text:style-name="T1">Interpola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3" draw:layer="layout" svg:width="3.25cm" svg:height="2cm" svg:x="9.5cm" svg:y="2.5cm">
          <text:p text:style-name="P1"><text:span text:style-name="T1">Fragment-</text:span></text:p>
          <text:p text:style-name="P1"><text:span text:style-name="T1">verarbeitung/</text:span></text:p>
          <text:p text:style-name="P1"><text:span text:style-name="T1">-shading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cm" svg:height="1.855cm" svg:x="13.75cm" svg:y="2.395cm">
          <draw:image xlink:href="../ampeddesign_LCD_Screen.png" xlink:type="simple" xlink:show="embed" xlink:actuate="onLoad">
            <text:p text:style-name="P1"><text:span text:style-name="T2">Ausgabe</text:span></text:p>
          </draw:image>
        </draw:frame>
        <draw:connector draw:style-name="gr3" draw:text-style-name="P1" draw:layer="layout" svg:x1="4.25cm" svg:y1="3.5cm" svg:x2="5.25cm" svg:y2="3.5cm" draw:start-shape="id1" draw:start-glue-point="1" draw:end-shape="id2" draw:end-glue-point="3" svg:d="m4250 3500h1000">
          <text:p/>
        </draw:connector>
        <draw:connector draw:style-name="gr3" draw:text-style-name="P1" draw:layer="layout" svg:x1="8.5cm" svg:y1="3.5cm" svg:x2="9.5cm" svg:y2="3.5cm" draw:start-shape="id2" draw:start-glue-point="1" draw:end-shape="id3" draw:end-glue-point="3" svg:d="m8500 3500h1000">
          <text:p/>
        </draw:connector>
        <draw:connector draw:style-name="gr3" draw:text-style-name="P1" draw:layer="layout" svg:x1="12.75cm" svg:y1="3.5cm" svg:x2="13.834cm" svg:y2="3.519cm" draw:start-shape="id3" draw:start-glue-point="1" svg:d="m12750 3500h805v19h279">
          <text:p/>
        </draw:connector>
        <draw:connector draw:style-name="gr3" draw:text-style-name="P1" draw:layer="layout" svg:x1="0.905cm" svg:y1="0.922cm" svg:x2="1cm" svg:y2="3.5cm" draw:start-shape="id4" draw:start-glue-point="3" draw:end-shape="id1" draw:end-glue-point="3" svg:d="m905 922h-525v2578h620">
          <text:p/>
        </draw:connector>
        <draw:custom-shape draw:style-name="gr4" draw:text-style-name="P4" draw:id="id4" draw:layer="layout" svg:width="4.5cm" svg:height="1.25cm" svg:x="0.905cm" svg:y="0.297cm">
          <text:p text:style-name="P1"><text:span text:style-name="T3">Szenendaten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5.405cm" svg:y1="0.922cm" svg:x2="11.125cm" svg:y2="2.5cm" draw:start-shape="id4" draw:start-glue-point="1" draw:end-shape="id3" draw:end-glue-point="0" svg:d="m5405 922h5720v1578">
          <text:p/>
        </draw:connector>
        <draw:connector draw:style-name="gr3" draw:text-style-name="P1" draw:layer="layout" draw:line-skew="-3.025cm -3.025cm 0.025cm" svg:x1="3.155cm" svg:y1="1.547cm" svg:x2="6.875cm" svg:y2="2.5cm" draw:start-shape="id4" draw:start-glue-point="2" draw:end-shape="id2" draw:end-glue-point="0" svg:d="m3155 1547v453h2845v0h875v5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8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style-name="Regular" style:font-family-generic="swiss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4.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11-03T00:08:48</meta:creation-date>
    <dc:date>2009-12-01T07:21:10</dc:date>
    <meta:editing-duration>PT00H22M25S</meta:editing-duration>
    <meta:editing-cycles>5</meta:editing-cycles>
    <meta:generator>OpenOffice.org/3.1$Unix OpenOffice.org_project/310m19$Build-9420</meta:generator>
    <meta:document-statistic meta:object-count="11"/>
  </office:meta>
</office:document-meta>
</file>